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73mm"/>
    </style:style>
    <style:style style:name="co2" style:family="table-column">
      <style:table-column-properties fo:break-before="auto" style:column-width="68.44mm"/>
    </style:style>
    <style:style style:name="co3" style:family="table-column">
      <style:table-column-properties fo:break-before="auto" style:column-width="76.32mm"/>
    </style:style>
    <style:style style:name="co4" style:family="table-column">
      <style:table-column-properties fo:break-before="auto" style:column-width="75.5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10.58mm" fo:break-before="auto" style:use-optimal-row-height="true"/>
    </style:style>
    <style:style style:name="ro3" style:family="table-row">
      <style:table-row-properties style:row-height="25.66mm" fo:break-before="auto" style:use-optimal-row-height="true"/>
    </style:style>
    <style:style style:name="ro4" style:family="table-row">
      <style:table-row-properties style:row-height="20.64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200" fo:border="0.06pt solid #000000"/>
      <style:text-properties style:font-name="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style>
    <style:style style:name="ce3" style:family="table-cell" style:parent-style-name="Default">
      <style:table-cell-properties fo:background-color="#fff200" fo:border="0.06pt solid #000000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200" fo:border="0.06pt solid #000000" style:vertical-align="top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200" fo:border="0.06pt solid #000000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adc5e7" fo:border="0.06pt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adc5e7" fo:border="0.06pt solid #000000" style:vertical-align="top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adc5e7" style:text-align-source="fix" style:repeat-content="false" fo:border="0.06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adc5e7" fo:border="0.06pt solid #000000" style:vertical-align="top"/>
    </style:style>
    <style:style style:name="T1" style:family="text">
      <style:text-properties style:font-size-asian="12pt" style:font-size-complex="12pt"/>
    </style:style>
    <style:style style:name="T2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7"/>
        <table:table-column table:style-name="co4" table:default-cell-style-name="ce7"/>
        <table:table-row table:style-name="ro1">
          <table:table-cell table:style-name="ce1"/>
          <table:table-cell office:value-type="string" calcext:value-type="string">
            <text:p>PROM</text:p>
          </table:table-cell>
          <table:table-cell table:style-name="ce5" office:value-type="string" calcext:value-type="string">
            <text:p>PLA</text:p>
          </table:table-cell>
          <table:table-cell table:style-name="ce5" office:value-type="string" calcext:value-type="string">
            <text:p>PAL</text:p>
          </table:table-cell>
        </table:table-row>
        <table:table-row table:style-name="ro2">
          <table:table-cell table:style-name="ce2" office:value-type="string" calcext:value-type="string">
            <text:p>Pode ser programado</text:p>
            <text:p> Pelo usuário?</text:p>
          </table:table-cell>
          <table:table-cell table:style-name="ce6" office:value-type="string" calcext:value-type="string">
            <text:p><text:span text:style-name="T1">Pode ser programado pelo </text:span></text:p>
            <text:p><text:span text:style-name="T1">Usuário.</text:span></text:p>
          </table:table-cell>
          <table:table-cell table:style-name="ce6" office:value-type="string" calcext:value-type="string">
            <text:p><text:span text:style-name="T1">Pode ser programado pelo </text:span></text:p>
            <text:p><text:span text:style-name="T1">Usuário.</text:span></text:p>
          </table:table-cell>
          <table:table-cell table:style-name="ce6" office:value-type="string" calcext:value-type="string">
            <text:p><text:span text:style-name="T1">Pode ser programado pelo </text:span></text:p>
            <text:p><text:span text:style-name="T1">Usuário.</text:span></text:p>
          </table:table-cell>
        </table:table-row>
        <table:table-row table:style-name="ro2">
          <table:table-cell table:style-name="ce3" office:value-type="string" calcext:value-type="string">
            <text:p>Pode implementar </text:p>
            <text:p>Circuitos lógicos?</text:p>
          </table:table-cell>
          <table:table-cell table:style-name="ce7" office:value-type="string" calcext:value-type="string">
            <text:p>Sim</text:p>
          </table:table-cell>
          <table:table-cell table:number-columns-repeated="2" office:value-type="string" calcext:value-type="string">
            <text:p>Sim</text:p>
          </table:table-cell>
        </table:table-row>
        <table:table-row table:style-name="ro3">
          <table:table-cell office:value-type="string" calcext:value-type="string">
            <text:p>Quais os destaques </text:p>
            <text:p>Do circuito?</text:p>
          </table:table-cell>
          <table:table-cell table:style-name="ce8" office:value-type="string" calcext:value-type="string">
            <text:p>O primeiro dispositivo </text:p>
            <text:p>a ser criado que serviu de </text:p>
            <text:p>Inspiração para outros.</text:p>
          </table:table-cell>
          <table:table-cell office:value-type="string" calcext:value-type="string">
            <text:p>Dispositivo adequado </text:p>
            <text:p>para fazer soma dos </text:p>
            <text:p>produtos ,além de possuir </text:p>
            <text:p>múltiplas entradas tanto </text:p>
            <text:p>Para as portas AND e OR.</text:p>
          </table:table-cell>
          <table:table-cell office:value-type="string" calcext:value-type="string">
            <text:p>Baixo custo de produção, </text:p>
            <text:p>alto desempenho e flip-flops </text:p>
            <text:p>Nas saídas.</text:p>
          </table:table-cell>
        </table:table-row>
        <table:table-row table:style-name="ro4">
          <table:table-cell office:value-type="string" calcext:value-type="string">
            <text:p>Quais os defeitos do</text:p>
            <text:p> Circuito?</text:p>
          </table:table-cell>
          <table:table-cell table:style-name="ce9" office:value-type="string" calcext:value-type="string">
            <text:p><text:span text:style-name="T2">Poucos termos de produto. </text:span></text:p>
            <text:p><text:span text:style-name="T2">Produzindo uma baixa eficiência  </text:span></text:p>
            <text:p><text:span text:style-name="T2">Em circuitos lógicos</text:span>.</text:p>
          </table:table-cell>
          <table:table-cell office:value-type="string" calcext:value-type="string">
            <text:p>Dois níveis lógicos configuráveis </text:p>
            <text:p>gerando um alto custo de </text:p>
            <text:p>fabricação e um atraso no tempo</text:p>
            <text:p> De resposta.</text:p>
          </table:table-cell>
          <table:table-cell office:value-type="string" calcext:value-type="string">
            <text:p>Não possui um defeito mostrado </text:p>
            <text:p>No artigo bas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20:27:29.569512963</meta:creation-date>
    <dc:date>2019-10-20T21:12:41.633260576</dc:date>
    <meta:editing-duration>PT24M22S</meta:editing-duration>
    <meta:editing-cycles>1</meta:editing-cycles>
    <meta:document-statistic meta:table-count="1" meta:cell-count="19" meta:object-count="0"/>
    <meta:generator>LibreOffice/6.0.7.3$Linux_X86_64 LibreOffice_project/00m0$Build-3</meta:generator>
  </office:meta>
</office:document-meta>
</file>